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fdc7" officeooo:paragraph-rsid="000dfd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3T05:40:28.907852378</meta:creation-date>
    <dc:date>2020-08-23T05:49:26.891538805</dc:date>
    <meta:editing-duration>PT6M31S</meta:editing-duration>
    <meta:editing-cycles>3</meta:editing-cycles>
    <meta:generator>LibreOffice/6.3.6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